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15" calcext:value-type="float">
            <text:p>15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5" calcext:value-type="percentage">
            <text:p>5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8" calcext:value-type="percentage">
            <text:p>8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6" calcext:value-type="percentage">
            <text:p>6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85" calcext:value-type="percentage">
            <text:p>8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4" calcext:value-type="percentage">
            <text:p>4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.5" calcext:value-type="percentage">
            <text:p>5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03" calcext:value-type="percentage">
            <text:p>3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2" calcext:value-type="percentage">
            <text:p>2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38P0" style:volatile="true">
      <number:text>kr </number:text>
      <number:number number:decimal-places="2" number:min-decimal-places="2" number:min-integer-digits="1" number:grouping="true"/>
    </number:number-style>
    <number:number-style style:name="N138">
      <number:text>kr 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minutes number:style="long"/>
      <number:text>:</number:text>
      <number:seconds number:style="long" number:decimal-places="1"/>
    </number:time-style>
    <number:number-style style:name="N131P0" style:volatile="true">
      <number:text>kr </number:text>
      <number:number number:decimal-places="0" number:min-decimal-places="0" number:min-integer-digits="1" number:grouping="true"/>
    </number:number-style>
    <number:number-style style:name="N131">
      <number:text>kr 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29">
      <number:minutes number:style="long"/>
      <number:text>:</number:text>
      <number:seconds number:style="long"/>
    </number:time-style>
    <number:date-style style:name="N128">
      <number:day number:style="long"/>
      <number:text>-</number:text>
      <number:month number:textual="true"/>
      <number:text>-</number:text>
      <number:year/>
    </number:date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kr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0">
      <number:hours/>
      <number:text>:</number:text>
      <number:minutes number:style="long"/>
      <number:text> </number:text>
      <number:am-pm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kr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40">
      <number:month number:textual="true"/>
      <number:text>-</number:text>
      <number:year/>
    </number:dat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39P0" style:volatile="true">
      <number:text>kr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2-22T13:36:04.809792648</dc:date>
    <meta:generator>LibreOffice/7.3.7.2$Linux_X86_64 LibreOffice_project/30$Build-2</meta:generator>
    <meta:editing-duration>PT5H47M45S</meta:editing-duration>
    <meta:editing-cycles>7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